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Information.getAre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Information.getDocumentUr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Information.extractBeforeSlash( String remain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LInformation.getCompleteAre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Information.getPublication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Information.URLInformation( String webapp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